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tu" svg:font-family="Ubutu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officeooo:rsid="000a4a21" officeooo:paragraph-rsid="000a4a21" style:font-size-asian="15.75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size="14pt" officeooo:rsid="000a4a21" officeooo:paragraph-rsid="000a4a21" style:font-size-asian="12.25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Adivina la palabra</text:p>
      <text:p text:style-name="P1"/>
      <text:list xml:id="list2645198783" text:style-name="L1">
        <text:list-item>
          <text:p text:style-name="P2">Primero he importado la clase Scanner.</text:p>
        </text:list-item>
        <text:list-item>
          <text:p text:style-name="P2">He declarado la clase y el método.</text:p>
        </text:list-item>
        <text:list-item>
          <text:p text:style-name="P2">Asigno a Scanner la variable teclado.</text:p>
        </text:list-item>
        <text:list-item>
          <text:p text:style-name="P2">Declaro como String la variable <text:span text:style-name="T1">palabraSecreta</text:span>.</text:p>
        </text:list-item>
        <text:list-item>
          <text:p text:style-name="P2">Mediante print muestro un mensaje por teclado y almaceno esa entrada mediante teclado.nextLine en una variable de tipo String llamada <text:span text:style-name="T1">palabra</text:span>.</text:p>
        </text:list-item>
        <text:list-item>
          <text:p text:style-name="P2">Empleando <text:span text:style-name="T2">palabra.equals(palabraSecreta)</text:span> muestro por pantalla si la igualdad entre <text:span text:style-name="T1">palabra</text:span> introducida y la <text:span text:style-name="T1">palabraSecreta</text:span> es true o fals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tu" svg:font-family="Ubu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2:03:44.281023700</meta:creation-date>
    <dc:date>2024-09-29T12:13:21.833857208</dc:date>
    <meta:editing-duration>PT9M38S</meta:editing-duration>
    <meta:editing-cycles>1</meta:editing-cycles>
    <meta:document-statistic meta:table-count="0" meta:image-count="0" meta:object-count="0" meta:page-count="1" meta:paragraph-count="7" meta:word-count="74" meta:character-count="476" meta:non-whitespace-character-count="415"/>
    <meta:generator>LibreOffice/7.3.7.2$Linux_X86_64 LibreOffice_project/30$Build-2</meta:generator>
  </office:meta>
</office:document-meta>
</file>